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belStone Han" svg:font-family="'BabelStone Ha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8in"/>
    </style:style>
    <style:style style:name="co3" style:family="table-column">
      <style:table-column-properties fo:break-before="auto" style:column-width="3.8161in"/>
    </style:style>
    <style:style style:name="co4" style:family="table-column">
      <style:table-column-properties fo:break-before="auto" style:column-width="1.3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12in" svg:height="3.5421in" svg:x="2.9362in" svg:y="0.7244in">
            <draw:object draw:notify-on-update-of-ranges="Sheet1.B4:Sheet1.B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3" office:value-type="string" calcext:value-type="string">
            <text:p>The test for the collisions can be found on the next sheet</text:p>
          </table:table-cell>
        </table:table-row>
        <table:table-row table:style-name="ro1">
          <table:table-cell office:value-type="string" calcext:value-type="string">
            <text:p>Test nr.</text:p>
          </table:table-cell>
          <table:table-cell office:value-type="string" calcext:value-type="string">
            <text:p>avg spee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96418604651" calcext:value-type="float">
            <text:p>0.19641860465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6809" calcext:value-type="float">
            <text:p>0.19680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04114942529" calcext:value-type="float">
            <text:p>0.20411494252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00380952381" calcext:value-type="float">
            <text:p>0.20038095238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91489361702" calcext:value-type="float">
            <text:p>0.19148936170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7375" calcext:value-type="float">
            <text:p>0.17737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71916167665" calcext:value-type="float">
            <text:p>0.17191616766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95489130435" calcext:value-type="float">
            <text:p>0.19548913043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93977" calcext:value-type="float">
            <text:p>0.19397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204693858428" calcext:value-type="float">
            <text:p>0.20469385842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0.2069310387996" calcext:value-type="float">
            <text:p>0.206931038799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0.2091682191712" calcext:value-type="float">
            <text:p>0.20916821917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0.2114053995428" calcext:value-type="float">
            <text:p>0.2114053995428</text:p>
          </table:table-cell>
          <table:table-cell table:number-columns-repeated="2"/>
        </table:table-row>
      </table:table>
      <table:table table:name="Sheet2" table:style-name="ta1">
        <table:shapes>
          <draw:frame draw:z-index="0" draw:style-name="gr1" draw:text-style-name="P1" svg:width="6.2988in" svg:height="3.5429in" svg:x="3.1217in" svg:y="0.5728in">
            <draw:object draw:notify-on-update-of-ranges="Sheet2.B4:Sheet2.B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4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# collisions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belStone Han" svg:font-family="'BabelStone Ha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abelStone Han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Roboto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6T09:22:44.687617403</meta:creation-date>
    <dc:date>2023-05-29T13:37:58.680195429</dc:date>
    <meta:editing-duration>PT3H10M1S</meta:editing-duration>
    <meta:editing-cycles>3</meta:editing-cycles>
    <meta:generator>LibreOffice/7.5.2.2$Linux_X86_64 LibreOffice_project/50$Build-2</meta:generator>
    <meta:document-statistic meta:table-count="2" meta:cell-count="43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6cm" svg:height="8.998cm" xlink:href=".." xlink:type="simple" chart:class="chart:line" chart:style-name="ch1">
        <chart:legend chart:legend-position="bottom" svg:x="6.578cm" svg:y="8.393cm" style:legend-expansion="wide" chart:style-name="ch2"/>
        <chart:plot-area chart:style-name="ch3" table:cell-range-address="Sheet1.B4:Sheet1.B16" chart:data-source-has-labels="row" svg:x="0.32cm" svg:y="0.179cm" svg:width="15.366cm" svg:height="7.851cm">
          <chart:coordinate-region svg:x="1.248cm" svg:y="0.381cm" svg:width="14.246cm" svg:height="6.9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6" loext:label-string="avg_speed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spe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6418604651">
                <text:p>0.196418604651</text:p>
                <draw:g>
                  <svg:desc>Sheet1.B4:Sheet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6809">
                <text:p>0.1968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4114942529">
                <text:p>0.204114942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0380952381">
                <text:p>0.2003809523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1489361702">
                <text:p>0.191489361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7375">
                <text:p>0.177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1916167665">
                <text:p>0.1719161676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5489130435">
                <text:p>0.1954891304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3977">
                <text:p>0.1939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4693858428">
                <text:p>0.2046938584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69310387996">
                <text:p>0.20693103879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91682191712">
                <text:p>0.20916821917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14053995428">
                <text:p>0.21140539954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158466" draw:fill-color="#15846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6.692cm" svg:y="8.395cm" style:legend-expansion="wide" chart:style-name="ch2"/>
        <chart:plot-area chart:style-name="ch3" table:cell-range-address="Sheet2.B4:Sheet2.B16" chart:data-source-has-labels="row" svg:x="0.32cm" svg:y="0.18cm" svg:width="15.36cm" svg:height="7.851cm">
          <chart:coordinate-region svg:x="0.952cm" svg:y="0.382cm" svg:width="14.536cm" svg:height="6.9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4:Sheet2.B16" loext:label-string="collisions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lision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">
                <text:p>61</text:p>
                <draw:g>
                  <svg:desc>Sheet2.B4:Sheet2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